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0" style:family="graphic" style:parent-style-name="objectwithoutfill">
      <style:graphic-properties draw:marker-end="Arrowheads_20_2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prokom3-argumenMathArray1-title">
      <style:graphic-properties fo:min-height="2.143cm"/>
    </style:style>
    <style:style style:name="pr11" style:family="presentation" style:parent-style-name="prokom3-argumenMathArray1-outline1">
      <style:graphic-properties fo:min-height="11.8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>
      <style:graphic-properties fo:min-height="11.843cm"/>
    </style:style>
    <style:style style:name="pr14" style:family="presentation" style:parent-style-name="Jugo1-title">
      <style:graphic-properties fo:min-height="2.957cm"/>
    </style:style>
    <style:style style:name="pr15" style:family="presentation" style:parent-style-name="prokom3-argumenMathArray1-title">
      <style:graphic-properties fo:min-height="2.957cm"/>
    </style:style>
    <style:style style:name="pr16" style:family="presentation" style:parent-style-name="Jugo1-title">
      <style:graphic-properties fo:min-height="2.85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style:font-size-asian="24pt" style:font-size-complex="24pt"/>
    </style:style>
    <style:style style:name="T13" style:family="text">
      <style:text-properties fo:color="#cc3300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<text:s/>referred to on line </text:span><text:span text:style-name="T8">2</text:span><text:span text:style-name="T7">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 statements</text:p>
              </text:list-item>
              <text:list-item>
                <text:p>A function is called by using its name</text:p>
              </text:list-item>
              <text:list-item>
                <text:p>The C standard function library is a collection of functions supplied by <text:span text:style-name="T2">all C compilers</text:span></text:p>
              </text:list-item>
              <text:list-item>
                <text:p><text:span text:style-name="T9">Function</text:span></text:p>
                <text:list>
                  <text:list-item>
                    <text:p><text:span text:style-name="T2">Without</text:span><text:span text:style-name="T9"> return value --&gt; procedure</text:span></text:p>
                  </text:list-item>
                  <text:list-item>
                    <text:p><text:span text:style-name="T9">With </text:span><text:span text:style-name="T2">return</text:span><text:span text:style-name="T9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oid Function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item>
                <text:p>If a function does not return a value, then a special "TYPE" is used to tell the computer this. The return type is "void" (all lower case).</text:p>
              </text:list-item>
              <text:list-item>
                <text:p>Void functions are mostly used in two classes of functions.</text:p>
                <text:list>
                  <text:list-item>
                    <text:p>The first is a function that prints information for the user to read. For example (for our purposes), the printf function is treated as a void function. (In actuality, printf returns an integer which is the number of characters printed... but we almost always ignore this value.)</text:p>
                  </text:list-item>
                  <text:list-item>
                    <text:p>The second use of void functions is with "reference" parameters (e.g., Arrays). A reference parameter is not a copy of the input data, as is so often the case. A reference parameter is an "alias" for the same bucket in memory as the input data. Thus any change made to a reference parameter is in fact made to the original variab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14" draw:layer="layout" svg:width="25.4cm" svg:height="2.957cm" svg:x="2.2cm" svg:y="2.193cm" presentation:class="title" presentation:user-transformed="true">
          <draw:text-box>
            <text:p>satuFungsi.c Vs duaFungsi.c 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frame draw:style-name="gr7" draw:text-style-name="P11" draw:layer="layout" svg:width="8.4cm" svg:height="1.365cm" svg:x="18.9cm" svg:y="19.2cm">
          <draw:text-box>
            <text:p text:style-name="P7"><text:span text:style-name="T10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3cm" svg:y1="14.851cm" svg:x2="17.9cm" svg:y2="14.851cm">
          <text:p/>
        </draw:line>
        <draw:frame draw:style-name="gr8" draw:text-style-name="P12" draw:layer="layout" svg:width="8.2cm" svg:height="3.11cm" svg:x="18.1cm" svg:y="6.4cm">
          <draw:text-box>
            <text:p><text:span text:style-name="T11">Main function</text:span><text:span text:style-name="T12"> tidak memiliki argumen</text:span></text:p>
          </draw:text-box>
        </draw:frame>
        <draw:frame draw:style-name="gr8" draw:text-style-name="P12" draw:layer="layout" svg:width="8.2cm" svg:height="3.11cm" svg:x="18.3cm" svg:y="16.801cm">
          <draw:text-box>
            <text:p><text:span text:style-name="T12">Doesn't return anything, only side effect</text:span></text:p>
          </draw:text-box>
        </draw:frame>
        <draw:frame draw:style-name="gr9" draw:text-style-name="P13" draw:layer="layout" svg:width="8.2cm" svg:height="2.157cm" svg:x="18.1cm" svg:y="11.2cm">
          <draw:text-box>
            <text:p><text:span text:style-name="T13">Functions with no return value</text:span></text:p>
          </draw:text-box>
        </draw:frame>
        <draw:polyline draw:style-name="gr10" draw:text-style-name="P4" draw:layer="layout" svg:width="0.999cm" svg:height="13.599cm" draw:transform="rotate (1.5707963267949) translate (4.2cm 13.6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4" draw:layer="layout" svg:x1="13cm" svg:y1="10.4cm" svg:x2="17.8cm" svg:y2="10.4cm">
          <text:p/>
        </draw:line>
        <draw:frame draw:style-name="gr11" draw:text-style-name="P14" draw:layer="layout" svg:width="8.2cm" svg:height="2.479cm" svg:x="19cm" svg:y="9.8cm">
          <draw:text-box>
            <text:p><text:span text:style-name="T14">Tidak perlu prototyping</text:span></text:p>
          </draw:text-box>
        </draw:frame>
        <draw:frame draw:style-name="gr11" draw:text-style-name="P14" draw:layer="layout" svg:width="8.2cm" svg:height="2.479cm" svg:x="19cm" svg:y="5.1cm">
          <draw:text-box>
            <text:p><text:span text:style-name="T14">Perlu prototyping</text:span></text:p>
          </draw:text-box>
        </draw:frame>
        <draw:line draw:style-name="gr2" draw:text-style-name="P4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15" draw:layer="layout" svg:width="26.2cm" svg:height="2.957cm" svg:x="1cm" svg:y="2.193cm" presentation:class="title" presentation:user-transformed="true">
          <draw:text-box>
            <text:p>Fungsi Mengembalikan Nilai --&gt; <text:span text:style-name="T2">Return</text:span>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3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</text:p>
                <text:p>}</text:p>
                <text:p/>
                <text:p>int cube(int x) {<text:tab/><text:tab/><text:tab/><text:tab/>Parameter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906cm" svg:x="2.2cm" svg:y="2.219cm" presentation:class="title" presentation:user-transformed="true">
          <draw:text-box>
            <text:p>Rekursi<text:line-break/><text:span text:style-name="T15">Fungsi </text:span><text:span text:style-name="T15">yang </text:span><text:span text:style-name="T15">meman</text:span><text:span text:style-name="T15">ggil </text:span><text:span text:style-name="T15">dirinya </text:span><text:span text:style-name="T15">sendiri</text:span></text:p>
          </draw:text-box>
        </draw:frame>
        <draw:frame presentation:style-name="pr13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6H17M19S</meta:editing-duration>
    <meta:editing-cycles>104</meta:editing-cycles>
    <meta:generator>LibreOffice/5.1.6.2$Linux_X86_64 LibreOffice_project/10m0$Build-2</meta:generator>
    <dc:date>2017-03-06T12:58:16.364643120</dc:date>
    <meta:document-statistic meta:object-count="142"/>
  </office:meta>
</office:document-meta>
</file>